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in" fo:margin-bottom="0.111in" style:contextual-spacing="true" fo:line-height="100%" fo:text-align="justify" style:justify-single-word="false" fo:padding="0in" fo:border="none" style:shadow="none" style:join-border="false">
        <style:tab-stops>
          <style:tab-stop style:position="0.6898in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padding="0in" fo:border="none" style:shadow="none" style:join-border="false">
        <style:tab-stops>
          <style:tab-stop style:position="0.2957in"/>
          <style:tab-stop style:position="0.6898in"/>
        </style:tab-stops>
      </style:paragraph-properties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fo:language="en" fo:country="US"/>
    </style:style>
    <style:style style:name="T5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style:font-name="Times New Roman" fo:font-size="12pt" fo:language="kk" fo:country="KZ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8" style:family="text">
      <style:text-properties fo:color="#0000ff" loext:opacity="100%" style:font-name="Times New Roman" fo:font-size="12pt" fo:language="ru" fo:country="RU" style:text-underline-style="solid" style:text-underline-width="auto" style:text-underline-color="font-color" style:font-name-asian="Arial" style:font-size-asian="12pt" style:language-asian="ru" style:country-asian="RU" style:font-name-complex="Times New Roman1" style:font-size-complex="12pt"/>
    </style:style>
    <style:style style:name="T9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fo:background-color="#ffffff" loext:char-shading-value="0" style:font-name-asian="Aptos" style:font-size-asian="12pt" style:language-asian="ja" style:country-asian="JP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ru" fo:country="RU" style:font-name-asian="Arial" style:font-size-asian="12pt" style:language-asian="ru" style:country-asian="RU" style:font-name-complex="Times New Roman1" style:font-size-complex="12pt"/>
    </style:style>
    <style:style style:name="T13" style:family="text">
      <style:text-properties fo:color="#c00000" loext:opacity="100%" style:font-name="Times New Roman" fo:font-size="12pt" style:text-underline-style="solid" style:text-underline-width="auto" style:text-underline-color="font-color" style:font-name-asian="Arial" style:font-size-asian="12pt" style:language-asian="ru" style:country-asian="RU" style:font-name-complex="Times New Roman1" style:font-size-complex="12pt"/>
    </style:style>
    <style:style style:name="T14" style:family="text">
      <style:text-properties fo:color="#ff0000" loext:opacity="100%" style:font-name="Times New Roman" fo:font-size="12pt" fo:language="ru" fo:country="RU" style:text-underline-style="solid" style:text-underline-width="auto" style:text-underline-color="font-color" style:font-name-asian="Arial" style:font-size-asian="12pt" style:language-asian="ru" style:country-asian="RU" style:font-name-complex="Times New Roman1" style:font-size-complex="12pt"/>
    </style:style>
    <style:style style:name="T15" style:family="text">
      <style:text-properties fo:color="#c00000" loext:opacity="100%" style:font-name="Times New Roman" fo:font-size="12pt" style:font-size-asian="12pt" style:font-name-complex="Times New Roman1" style:font-size-complex="12pt"/>
    </style:style>
    <style:style style:name="T16" style:family="text">
      <style:text-properties fo:color="#ff0000" loext:opacity="100%" style:font-name="Times New Roman" fo:font-size="12pt" style:text-underline-style="solid" style:text-underline-width="auto" style:text-underline-color="font-color" style:font-name-asian="Times New Roman1" style:font-size-asian="12pt" style:language-asian="ja" style:country-asian="JP" style:font-name-complex="Times New Roman1" style:font-size-complex="12pt"/>
    </style:style>
    <style:style style:name="T17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language-asian="ja" style:country-asian="JP" style:font-name-complex="Times New Roman1" style:font-size-complex="12pt">
        <loext:char-complex-color loext:theme-type="dark1" loext:color-type="theme"/>
      </style:text-properties>
    </style:style>
    <style:style style:name="T18" style:family="text">
      <style:text-properties style:font-name="Cambria Math" fo:font-size="12pt" style:font-size-asian="12pt" style:font-name-complex="Cambria Math1" style:font-size-complex="12pt"/>
    </style:style>
    <style:style style:name="T19" style:family="text">
      <style:text-properties style:font-name="Times New Roman" fo:font-size="12pt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0" style:family="text">
      <style:text-properties style:font-name="Times New Roman" fo:font-size="12pt" fo:language="en" fo:country="US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1" style:family="text">
      <style:text-properties fo:color="#ff0000" loext:opacity="100%" style:font-name="Times New Roman" fo:font-size="12pt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2" style:family="text">
      <style:text-properties style:font-name="Times New Roman" fo:font-size="12pt" style:text-underline-style="solid" style:text-underline-width="auto" style:text-underline-color="font-color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3" style:family="text">
      <style:text-properties style:font-name="Times New Roman" fo:font-weight="bold" style:font-weight-asian="bold" style:font-name-complex="Times New Roman1"/>
    </style:style>
    <style:style style:name="T24" style:family="text">
      <style:text-properties style:font-name="Times New Roman" fo:language="kk" fo:country="KZ" fo:font-weight="bold" style:font-weight-asian="bold" style:font-name-complex="Times New Roman1" style:font-weight-complex="bold"/>
    </style:style>
    <style:style style:name="T25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27" style:family="text">
      <style:text-properties fo:color="#c00000" loext:opacity="100%" style:font-name="Times New Roman" fo:font-size="12pt" fo:language="en" fo:country="US" style:font-size-asian="12pt" style:font-name-complex="Times New Roman1" style:font-size-complex="12pt"/>
    </style:style>
    <style:style style:name="T28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29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style:font-name="Times New Roman" fo:font-size="14pt" fo:language="en" fo:country="US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<text:span text:style-name="T1">Стр.56-57- в лит-ре под №№ 7,9,10,11,12,14 не проставлены </text:span><text:span text:style-name="T2">DOI</text:span></text:p>
      <text:p text:style-name="P1" loext:marker-style-name="T1"><text:span text:style-name="T1">Стр.59 – на анг.язке после организации сделать отступ</text:span><text:span text:style-name="T1"/></text:p>
      <text:p text:style-name="P1" loext:marker-style-name="T3"><text:span text:style-name="T1">Стр</text:span><text:span text:style-name="T2">.63- </text:span><text:span text:style-name="T1">вторая</text:span><text:span text:style-name="T2"> </text:span><text:span text:style-name="T1">колонка</text:span><text:span text:style-name="T2"> </text:span><text:span text:style-name="T4">To calculate the length, the following intermediate parameters are required: </text:span><text:span text:style-name="T1">с</text:span><text:span text:style-name="T2"> </text:span><text:span text:style-name="T1">красной</text:span><text:span text:style-name="T2"> </text:span><text:span text:style-name="T1">строки</text:span></text:p>
      <text:p text:style-name="P1" loext:marker-style-name="T2"><text:span text:style-name="T1">Стр</text:span><text:span text:style-name="T2">.65.- </text:span><text:span text:style-name="T4">Fig.6- The dependence of received signal power on- </text:span><text:span text:style-name="T1">нужно</text:span><text:span text:style-name="T2"> </text:span><text:span text:style-name="T1">в</text:span><text:span text:style-name="T2"> </text:span><text:span text:style-name="T1">две</text:span><text:span text:style-name="T2"> </text:span><text:span text:style-name="T1">строчки</text:span><text:span text:style-name="T2"> </text:span><text:span text:style-name="T1">сделать</text:span></text:p>
      <text:p text:style-name="P1" loext:marker-style-name="T1"><text:span text:style-name="T1">Стр.69- </text:span>Reference<text:span text:style-name="T4">s</text:span> <text:span text:style-name="T1">поднять и литературу слишком большое расстояние</text:span></text:p>
      <text:p text:style-name="P1" loext:marker-style-name="T1"><text:span text:style-name="T1">Стр.69- в лит-ре 5, </text:span><text:span text:style-name="T2">DOI</text:span><text:span text:style-name="T1"> поднять, в лит-ре № 8 после </text:span><text:span text:style-name="T2">DOI</text:span><text:span text:style-name="T1"> убрать двоеточие</text:span></text:p>
      <text:p text:style-name="P1" loext:marker-style-name="T1"><text:span text:style-name="T1">Стр.69- в лит-ре 11 переделать на</text:span><text:span text:style-name="T1"/></text:p>
      <text:p text:style-name="P1" loext:marker-style-name="T5"><text:span text:style-name="T6">11.Wang, Z., Liu, M., &amp; Zhang, Y. (2019, October). Mobile localization in complex indoor environment based on ZigBee wireless network// Journal of Physics: Conference Series .-2019.-Vol. 1314(1): 012214). IOP Publishing.</text:span><text:span text:style-name="T5"> </text:span><text:span text:style-name="T7">DOI</text:span><text:span text:style-name="T5"> 10.1088/1742-6596/1314/1/012214</text:span></text:p>
      <text:p text:style-name="P1" loext:marker-style-name="T5"><text:span text:style-name="T5">Стр.70- Сведения об авторах можно выравнить?</text:span><text:span text:style-name="T5"/></text:p>
      <text:p text:style-name="P1" loext:marker-style-name="T1"><text:span text:style-name="T5">СТр.71- <text:s/>инициалы у авторов на русском языке Майлыбаева спустить вниз, на казахском языке у Исимова спустить вниз Исимова спустить вниз</text:span><text:span text:style-name="T5"/></text:p>
      <text:p text:style-name="P2" loext:marker-style-name="T8"><text:span text:style-name="T9">СТр.77- 78 </text:span><text:span text:style-name="T10">– в литературу № 13 – не проставлено </text:span><text:span text:style-name="T11">DOI</text:span><text:span text:style-name="T12"> </text:span><text:a xlink:type="simple" xlink:href="https://doi.org/10.58805/kazutb.v.4.25-720" text:style-name="ListLabel_20_1" text:visited-style-name="ListLabel_20_1"><text:span text:style-name="T8">10.58805/kazutb.v.4.25-720</text:span></text:a></text:p>
      <text:p text:style-name="P2" loext:marker-style-name="T13"><text:span text:style-name="T14">Стр.78- </text:span><text:span text:style-name="T10">ДосаналиеваА.Т.- старший преподаватель кафедры «Компьютерная инженерия» Алматинского Технологического Университета, Алматы, Казахстан, e-mail: </text:span><text:a xlink:type="simple" xlink:href="mailto:Dosanalieva1985@gmail.com" text:style-name="Internet_20_link" text:visited-style-name="Visited_20_Internet_20_Link"><text:span text:style-name="Internet_20_link"><text:span text:style-name="T10">Dosanalieva1985@gmail.com</text:span></text:span></text:a><text:span text:style-name="T10">. </text:span><text:span text:style-name="T15">УБРАТЬ ТОЧКУ ЗАПЯТУЮ</text:span></text:p>
      <text:p text:style-name="P2" loext:marker-style-name="T10"><text:span text:style-name="T16">СТР.79</text:span><text:span text:style-name="T17">-</text:span><text:span text:style-name="T3">BegaliyevaK</text:span><text:span text:style-name="T10">.</text:span><text:span text:style-name="T3">B</text:span><text:span text:style-name="T10">.–</text:span><text:span text:style-name="T3">PhD</text:span><text:span text:style-name="T10">,</text:span><text:span text:style-name="T3">SeniorLecturer</text:span><text:span text:style-name="T10">,</text:span><text:span text:style-name="T3">KazakhAgrotechnicalResearchUniversitynamedafterS</text:span><text:span text:style-name="T10">.</text:span><text:span text:style-name="T3">Seifullin</text:span><text:span text:style-name="T10">,</text:span><text:span text:style-name="T3">Astana</text:span><text:span text:style-name="T10">,</text:span><text:span text:style-name="T3">Kazakhstan</text:span><text:span text:style-name="T10">, </text:span><text:span text:style-name="T3">e</text:span><text:span text:style-name="T10">-</text:span><text:span text:style-name="T3">mail</text:span><text:span text:style-name="T10">: </text:span><text:a xlink:type="simple" xlink:href="mailto:kalamkas_b@mail.ru" text:style-name="Internet_20_link" text:visited-style-name="Visited_20_Internet_20_Link"><text:span text:style-name="Internet_20_link"><text:span text:style-name="T3">kalamkas</text:span></text:span><text:span text:style-name="Internet_20_link"><text:span text:style-name="T10">_</text:span></text:span><text:span text:style-name="Internet_20_link"><text:span text:style-name="T3">b</text:span></text:span><text:span text:style-name="Internet_20_link"><text:span text:style-name="T10">@</text:span></text:span><text:span text:style-name="Internet_20_link"><text:span text:style-name="T3">mail</text:span></text:span><text:span text:style-name="Internet_20_link"><text:span text:style-name="T10">.</text:span></text:span><text:span text:style-name="Internet_20_link"><text:span text:style-name="T3">ru</text:span></text:span></text:a><text:span text:style-name="T10">; </text:span><text:span text:style-name="T15">ПОСАВИТЬ ТОЧКУ ЗАПЯТУЮ</text:span></text:p>
      <text:p text:style-name="P2" loext:marker-style-name="T3"><text:span text:style-name="T10"><text:s/></text:span><text:span text:style-name="T3">Dosanalieva A.T.- Senor Lecturer, Computer Engineering Department, Almaty Technological University, Almaty, Kazakhstan, e-mail: </text:span><text:a xlink:type="simple" xlink:href="mailto:Dosanalieva1985@gmail.com" text:style-name="Internet_20_link" text:visited-style-name="Visited_20_Internet_20_Link"><text:span text:style-name="Internet_20_link"><text:span text:style-name="T3">Dosanalieva1985@gmail.com</text:span></text:span></text:a><text:span text:style-name="T3"> </text:span><text:span text:style-name="T10">Здесь</text:span><text:span text:style-name="T3"> </text:span><text:span text:style-name="T10">точку</text:span><text:span text:style-name="T3"> </text:span><text:span text:style-name="T10">запятую</text:span><text:span text:style-name="T3"> </text:span><text:span text:style-name="T10">убрать</text:span><text:span text:style-name="T3"> </text:span><text:span text:style-name="T10">поставить</text:span><text:span text:style-name="T3"> </text:span><text:span text:style-name="T10">точку</text:span></text:p>
      <text:p text:style-name="P2" loext:marker-style-name="T10"><text:span text:style-name="T9">СТР.82-86 </text:span><text:span text:style-name="T10">во всех формулах убрать в конце точки</text:span></text:p>
      <text:p text:style-name="P2" loext:marker-style-name="T10"><text:span text:style-name="T9">СТР.84- <text:s/>Вторая колонка </text:span><text:span text:style-name="T3">Frominequality</text:span><text:span text:style-name="T10"> (14) </text:span><text:span text:style-name="T3">itfollowsthecondition</text:span><text:span text:style-name="T10"> </text:span><text:span text:style-name="T18">𝐴</text:span><text:span text:style-name="T10">&lt; 1. – 1 перенести в одну строчку то есть 1 перенести наверх</text:span></text:p>
      <text:p text:style-name="P1" loext:marker-style-name="T19"><text:span text:style-name="T9">СТР.87- </text:span><text:span text:style-name="T10">в лит-ре № 15 не проставлен </text:span><text:a xlink:type="simple" xlink:href="https://doi.org/10.3390/app13031888" text:style-name="ListLabel_20_5" text:visited-style-name="ListLabel_20_5"><text:span text:style-name="T20">DOI</text:span><text:span text:style-name="T19"> 10.3390/</text:span><text:span text:style-name="T20">app</text:span><text:span text:style-name="T19">13031888</text:span></text:a><text:span text:style-name="T19">, а также в лит-ре № 17 двоеточие поднять вверхнюю строк</text:span></text:p>
      <text:p text:style-name="P1" loext:marker-style-name="T10"><text:span text:style-name="T21">Стр. 89 </text:span><text:span text:style-name="T19">– на русском языке и</text:span><text:span text:style-name="T22">нициал </text:span><text:span text:style-name="T10"><text:s/>А перенести на следующую строку</text:span></text:p>
      <text:p text:style-name="P1" loext:marker-style-name="T10"><text:span text:style-name="T9">Стр. 100- </text:span><text:span text:style-name="T10">в лит-ре под № 3 <text:s/>с нижней строки 2022.– Vol.81.– P.22761-22788. <text:s/>Перенести на верх . место там есть оно свободно</text:span></text:p>
      <text:p text:style-name="P1" loext:marker-style-name="T10"><text:span text:style-name="T10">Стр.105 – первая колонка </text:span><text:span text:style-name="ezkurwreuab5ozgtqnkl"><text:span text:style-name="T23">Материалдар мен әдістер</text:span></text:span><text:span text:style-name="T24">. Выделить черным цветом</text:span></text:p>
      <text:p text:style-name="P1" loext:marker-style-name="T10"><text:span text:style-name="T10">Стр.106 Вторая колонка в формуле 2 убрать точку</text:span><text:span text:style-name="T10"/></text:p>
      <text:p text:style-name="P1" loext:marker-style-name="T10"><text:span text:style-name="T10">Стр.108 –Таблицу 1 поднять слишком большое расстояние</text:span><text:span text:style-name="T10"/></text:p>
      <text:p text:style-name="P1"><text:span text:style-name="T10">Стр.115-</text:span> Table 1: двоеточие убрать поставить дефис</text:p>
      <text:p text:style-name="P1" loext:marker-style-name="T10"><text:span text:style-name="T25">Стр</text:span><text:span text:style-name="T26">.119 - </text:span><text:span text:style-name="T3">1) Figure 2 illustrates the evolution of the number of network vulnerabilities registered in the CVE database from 2010 to 2025. </text:span><text:span text:style-name="T27">Figure</text:span><text:span text:style-name="T15"> 3. Рамиль по моему здесь нужно заменить </text:span><text:span text:style-name="T27">Figure</text:span><text:span text:style-name="T15"> 2 на </text:span><text:span text:style-name="T27">Figure</text:span><text:span text:style-name="T15"> </text:span><text:span text:style-name="T10">3.</text:span></text:p>
      <text:p text:style-name="P1" loext:marker-style-name="T15"><text:soft-page-break/><text:span text:style-name="T25">Стр</text:span><text:span text:style-name="T26">.121 </text:span><text:span text:style-name="T3">Figure 3 is a pie chart showing the distribution of network vulnerabilities across different categories of network vulnerabilities and software. </text:span><text:span text:style-name="T27">Figure</text:span><text:span text:style-name="T15"> 3. Рамиль по моему здесь нужно заменить </text:span><text:span text:style-name="T27">Figure</text:span><text:span text:style-name="T15"> 4 на </text:span><text:span text:style-name="T27">Figure</text:span></text:p>
      <text:p text:style-name="P1" loext:marker-style-name="T15"><text:span text:style-name="T15">На стр.138-139 – все обращения поменять на дату 06.01.2025</text:span><text:span text:style-name="T15"/></text:p>
      <text:p text:style-name="P1" loext:marker-style-name="T10"><text:span text:style-name="T9">СТР.149 </text:span><text:span text:style-name="T10">– инициалы Е.Т на казязыке перенести на след.строку</text:span></text:p>
      <text:p text:style-name="P1" loext:marker-style-name="T10"><text:span text:style-name="T9">СТР.165</text:span><text:span text:style-name="T10">- в сведениях об авторах на двух языках убрать точку запятую у БЕКЕШЕВА</text:span></text:p>
      <text:p text:style-name="P1" loext:marker-style-name="T10"><text:span text:style-name="T10">Стр.166- на казязыке после Ресей поставить запятую</text:span><text:span text:style-name="T10"/></text:p>
      <text:p text:style-name="P1" loext:marker-style-name="T10"><text:span text:style-name="T10">Стр.167- на русязыке после Россия поставить запятую</text:span><text:span text:style-name="T10"/></text:p>
      <text:p text:style-name="P1" loext:marker-style-name="T3"><text:span text:style-name="T9">Стр</text:span><text:span text:style-name="T28">.174 </text:span><text:span text:style-name="T3">- </text:span><text:span text:style-name="T10">у</text:span><text:span text:style-name="T3"> Ten T.L.- Doctor of Technical Sciences, Professor, Karaganda University of Kazpotrebsoyuz, Karaganda, Kazakhstan e-mail: </text:span><text:a xlink:type="simple" xlink:href="mailto:Tentl@mail.ru/" text:style-name="Internet_20_link" text:visited-style-name="Visited_20_Internet_20_Link"><text:span text:style-name="Internet_20_link"><text:span text:style-name="T3">Tentl@mail.ru/</text:span></text:span></text:a><text:span text:style-name="T3"> <text:s/></text:span><text:span text:style-name="T10">убрать</text:span><text:span text:style-name="T3"> </text:span><text:span text:style-name="T10">наклонную</text:span><text:span text:style-name="T3"> </text:span><text:span text:style-name="T10">палочку</text:span><text:span text:style-name="T3"> </text:span><text:span text:style-name="T10">и</text:span><text:span text:style-name="T3"> </text:span><text:span text:style-name="T10">поставить</text:span><text:span text:style-name="T3"> </text:span><text:span text:style-name="T10">точку</text:span></text:p>
      <text:p text:style-name="P3" loext:marker-style-name="T3"/>
      <text:p text:style-name="P4" loext:marker-style-name="T29"/>
      <text:p text:style-name="P5" loext:marker-style-name="T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zkurwreuab5ozgtqnkl" style:family="text" style:parent-style-name="Default_20_Paragraph_20_Font"/>
    <style:style style:name="ListLabel_20_1" style:display-name="ListLabel 1" style:family="text">
      <style:text-properties fo:color="#0000ff" loext:opacity="10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Arial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fo:language="en" fo:country="US" fo:background-color="#ffffff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fo:background-color="#ffffff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9</meta:editing-cycles>
    <meta:print-date>2025-06-27T03:01:00</meta:print-date>
    <meta:creation-date>2025-06-24T10:08:00</meta:creation-date>
    <dc:date>2025-06-27T12:56:52.246584482</dc:date>
    <meta:editing-duration>PT4H58M43S</meta:editing-duration>
    <meta:generator>LibreOffice/24.8.7.2$Linux_X86_64 LibreOffice_project/480$Build-2</meta:generator>
    <meta:document-statistic meta:table-count="0" meta:image-count="0" meta:object-count="0" meta:page-count="2" meta:paragraph-count="31" meta:word-count="431" meta:character-count="3178" meta:non-whitespace-character-count="2764"/>
    <meta:user-defined meta:name="AppVersion">16.0000</meta:user-defined>
    <meta:template xlink:type="simple" xlink:actuate="onRequest" xlink:title="Normal" xlink:href=""/>
  </office:meta>
</office:document-meta>
</file>